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Arial4" svg:font-family="Arial" style:font-adornments="Norm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cm" style:rel-width="100%" table:align="left" style:may-break-between-rows="false"/>
    </style:style>
    <style:style style:name="Tableau1.A" style:family="table-column">
      <style:table-column-properties style:column-width="18.8cm" style:rel-column-width="10658*"/>
    </style:style>
    <style:style style:name="Tableau1.A1" style:family="table-cell">
      <style:table-cell-properties fo:padding="0.097cm" fo:border="none"/>
    </style:style>
    <style:style style:name="Tableau3" style:family="table">
      <style:table-properties style:width="18.8cm" style:rel-width="100%" table:align="left" style:may-break-between-rows="false"/>
    </style:style>
    <style:style style:name="Tableau3.A" style:family="table-column">
      <style:table-column-properties style:column-width="9.2cm" style:rel-column-width="5216*"/>
    </style:style>
    <style:style style:name="Tableau3.B" style:family="table-column">
      <style:table-column-properties style:column-width="1.113cm" style:rel-column-width="631*"/>
    </style:style>
    <style:style style:name="Tableau3.C" style:family="table-column">
      <style:table-column-properties style:column-width="8.486cm" style:rel-column-width="4811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2cm" style:rel-width="100%" table:align="left" style:may-break-between-rows="false"/>
    </style:style>
    <style:style style:name="Tableau4.A" style:family="table-column">
      <style:table-column-properties style:column-width="4.251cm" style:rel-column-width="2410*"/>
    </style:style>
    <style:style style:name="Tableau4.B" style:family="table-column">
      <style:table-column-properties style:column-width="4.949cm" style:rel-column-width="2806*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4.B12" style:family="table-cell">
      <style:table-cell-properties fo:padding="0.097cm" fo:border="none"/>
    </style:style>
    <style:style style:name="Tableau4.B13" style:family="table-cell">
      <style:table-cell-properties fo:padding="0.097cm" fo:border="none"/>
    </style:style>
    <style:style style:name="Tableau4.B14" style:family="table-cell">
      <style:table-cell-properties fo:padding="0.097cm" fo:border="none"/>
    </style:style>
    <style:style style:name="Tableau4.B15" style:family="table-cell">
      <style:table-cell-properties fo:padding="0.097cm" fo:border="none"/>
    </style:style>
    <style:style style:name="Tableau4.B16" style:family="table-cell">
      <style:table-cell-properties fo:padding="0.097cm" fo:border="none"/>
    </style:style>
    <style:style style:name="Tableau10" style:family="table">
      <style:table-properties style:width="8.486cm" style:rel-width="100%" table:align="left" style:may-break-between-rows="false"/>
    </style:style>
    <style:style style:name="Tableau10.A" style:family="table-column">
      <style:table-column-properties style:column-width="8.486cm" style:rel-column-width="4811*"/>
    </style:style>
    <style:style style:name="Tableau10.1" style:family="table-row">
      <style:table-row-properties fo:keep-together="always"/>
    </style:style>
    <style:style style:name="Tableau10.A1" style:family="table-cell">
      <style:table-cell-properties fo:padding="0.097cm" fo:border="none"/>
    </style:style>
    <style:style style:name="Tableau10.A2" style:family="table-cell">
      <style:table-cell-properties fo:background-color="#eeeeee" fo:padding="0.097cm" fo:border="none">
        <style:background-image/>
      </style:table-cell-properties>
    </style:style>
    <style:style style:name="Tableau5" style:family="table">
      <style:table-properties style:width="18.81cm" fo:margin-left="0cm" table:align="left"/>
    </style:style>
    <style:style style:name="Tableau5.A" style:family="table-column">
      <style:table-column-properties style:column-width="10.608cm"/>
    </style:style>
    <style:style style:name="Tableau5.B" style:family="table-column">
      <style:table-column-properties style:column-width="1.298cm"/>
    </style:style>
    <style:style style:name="Tableau5.C" style:family="table-column">
      <style:table-column-properties style:column-width="0.986cm"/>
    </style:style>
    <style:style style:name="Tableau5.D" style:family="table-column">
      <style:table-column-properties style:column-width="2.214cm"/>
    </style:style>
    <style:style style:name="Tableau5.F" style:family="table-column">
      <style:table-column-properties style:column-width="2.406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97cm" fo:border-left="none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49cm" fo:border-left="none" fo:border-right="none" fo:border-top="none" fo:border-bottom="0.05pt solid #000000"/>
    </style:style>
    <style:style style:name="Tableau5.D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E4" style:family="table-cell">
      <style:table-cell-properties style:vertical-align="bottom" fo:padding="0.097cm" fo:border-left="none" fo:border-right="none" fo:border-top="none" fo:border-bottom="0.05pt solid #000000"/>
    </style:style>
    <style:style style:name="Tableau5.F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style:vertical-align="" fo:background-color="#99ccff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leau5.A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style:vertical-align="" fo:background-color="#eeeeee" fo:padding="0.199cm" fo:border-left="0.05pt solid #000000" fo:border-right="none" fo:border-top="none" fo:border-bottom="0.05pt solid #000000">
        <style:background-image/>
      </style:table-cell-properties>
    </style:style>
    <style:style style:name="Tableau5.F10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11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none" fo:border-top="none" fo:border-bottom="0.05pt solid #000000"/>
    </style:style>
    <style:style style:name="Tableau5.E12" style:family="table-cell">
      <style:table-cell-properties fo:padding="0.097cm" fo:border-left="0.05pt solid #000000" fo:border-right="none" fo:border-top="none" fo:border-bottom="0.05pt solid #000000"/>
    </style:style>
    <style:style style:name="Tableau5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8.81cm" fo:margin-left="0cm" table:align="left" style:may-break-between-rows="false"/>
    </style:style>
    <style:style style:name="Tableau6.A" style:family="table-column">
      <style:table-column-properties style:column-width="9.613cm"/>
    </style:style>
    <style:style style:name="Tableau6.B" style:family="table-column">
      <style:table-column-properties style:column-width="2.895cm"/>
    </style:style>
    <style:style style:name="Tableau6.C" style:family="table-column">
      <style:table-column-properties style:column-width="6.302cm"/>
    </style:style>
    <style:style style:name="Tableau8" style:family="table">
      <style:table-properties style:width="9.613cm" style:rel-width="100%" table:align="left" style:may-break-between-rows="false"/>
    </style:style>
    <style:style style:name="Tableau8.A" style:family="table-column">
      <style:table-column-properties style:column-width="4.602cm" style:rel-column-width="2609*"/>
    </style:style>
    <style:style style:name="Tableau8.B" style:family="table-column">
      <style:table-column-properties style:column-width="2.464cm" style:rel-column-width="1397*"/>
    </style:style>
    <style:style style:name="Tableau8.C" style:family="table-column">
      <style:table-column-properties style:column-width="2.547cm" style:rel-column-width="1444*"/>
    </style:style>
    <style:style style:name="Tableau8.A1" style:family="table-cell">
      <style:table-cell-properties fo:background-color="transparent" fo:padding="0.097cm" fo:border="none">
        <style:background-image/>
      </style:table-cell-properties>
    </style:style>
    <style:style style:name="Tableau8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C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8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8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A6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au7" style:family="table">
      <style:table-properties style:width="6.302cm" style:rel-width="100%" table:align="right" style:may-break-between-rows="false"/>
    </style:style>
    <style:style style:name="Tableau7.A" style:family="table-column">
      <style:table-column-properties style:column-width="3.896cm" style:rel-column-width="2209*"/>
    </style:style>
    <style:style style:name="Tableau7.B" style:family="table-column">
      <style:table-column-properties style:column-width="2.406cm" style:rel-column-width="1364*"/>
    </style:style>
    <style:style style:name="Tableau7.A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au7.A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" style:family="table">
      <style:table-properties style:width="18.8cm" style:rel-width="100%" table:align="left" style:may-break-between-rows="false"/>
    </style:style>
    <style:style style:name="Tableau2.A" style:family="table-column">
      <style:table-column-properties style:column-width="2.701cm" style:rel-column-width="1531*"/>
    </style:style>
    <style:style style:name="Tableau2.B" style:family="table-column">
      <style:table-column-properties style:column-width="16.099cm" style:rel-column-width="9127*"/>
    </style:style>
    <style:style style:name="Tableau2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style:vertical-align="middle" fo:padding="0.097cm" fo:border="0.05pt solid #000000"/>
    </style:style>
    <style:style style:name="Tableau9" style:family="table">
      <style:table-properties style:width="18.8cm" style:rel-width="100%" table:align="left" style:may-break-between-rows="false"/>
    </style:style>
    <style:style style:name="Tableau9.A" style:family="table-column">
      <style:table-column-properties style:column-width="2.406cm" style:rel-column-width="1364*"/>
    </style:style>
    <style:style style:name="Tableau9.B" style:family="table-column">
      <style:table-column-properties style:column-width="16.394cm" style:rel-column-width="9294*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  <style:text-properties officeooo:paragraph-rsid="00986ee3"/>
    </style:style>
    <style:style style:name="P5" style:family="paragraph" style:parent-style-name="Table_20_Contents">
      <style:paragraph-properties fo:text-align="start" style:justify-single-word="false"/>
      <style:text-properties officeooo:paragraph-rsid="0148462c"/>
    </style:style>
    <style:style style:name="P6" style:family="paragraph" style:parent-style-name="Table_20_Contents">
      <style:text-properties officeooo:paragraph-rsid="01025fb3"/>
    </style:style>
    <style:style style:name="P7" style:family="paragraph" style:parent-style-name="Table_20_Contents">
      <style:text-properties officeooo:paragraph-rsid="01440ac2"/>
    </style:style>
    <style:style style:name="P8" style:family="paragraph" style:parent-style-name="Table_20_Contents">
      <style:text-properties style:font-name="Arial4" fo:font-size="9pt" officeooo:paragraph-rsid="016977a4" style:font-size-asian="9pt" style:font-size-complex="9pt"/>
    </style:style>
    <style:style style:name="P9" style:family="paragraph" style:parent-style-name="Header">
      <style:paragraph-properties fo:text-align="end" style:justify-single-word="false"/>
      <style:text-properties style:font-name="Arial1" fo:font-size="8pt" officeooo:rsid="000d9e36" officeooo:paragraph-rsid="00c027cd" style:font-size-asian="8pt" style:font-size-complex="8pt"/>
    </style:style>
    <style:style style:name="P10" style:family="paragraph" style:parent-style-name="Header">
      <style:paragraph-properties fo:text-align="center" style:justify-single-word="false"/>
      <style:text-properties style:font-name="Arial1" fo:font-size="8pt" officeooo:rsid="000d9e36" officeooo:paragraph-rsid="015648fc" style:font-size-asian="8pt" style:font-size-complex="8pt"/>
    </style:style>
    <style:style style:name="P11" style:family="paragraph" style:parent-style-name="Header">
      <style:paragraph-properties fo:text-align="end" style:justify-single-word="false"/>
      <style:text-properties officeooo:paragraph-rsid="00c027cd"/>
    </style:style>
    <style:style style:name="P12" style:family="paragraph" style:parent-style-name="Standard">
      <style:text-properties fo:font-size="4pt" officeooo:paragraph-rsid="0007d180" style:font-size-asian="3.5pt" style:font-size-complex="4pt"/>
    </style:style>
    <style:style style:name="P13" style:family="paragraph" style:parent-style-name="Standard">
      <style:paragraph-properties fo:text-align="center" style:justify-single-word="false"/>
      <style:text-properties style:font-name="Arial3" fo:font-size="8pt" officeooo:rsid="000d9e36" officeooo:paragraph-rsid="015822e0" style:font-size-asian="8pt" style:font-size-complex="8pt"/>
    </style:style>
    <style:style style:name="P14" style:family="paragraph" style:parent-style-name="Standard">
      <style:text-properties fo:font-size="9pt" style:font-size-asian="7.84999990463257pt" style:font-size-complex="9pt"/>
    </style:style>
    <style:style style:name="P15" style:family="paragraph" style:parent-style-name="Standard">
      <style:text-properties officeooo:rsid="0182a0cb" officeooo:paragraph-rsid="0182a0cb"/>
    </style:style>
    <style:style style:name="P16" style:family="paragraph" style:parent-style-name="Standard">
      <style:text-properties officeooo:rsid="0182a0cb" officeooo:paragraph-rsid="01869f86"/>
    </style:style>
    <style:style style:name="P17" style:family="paragraph" style:parent-style-name="Standard">
      <style:text-properties officeooo:paragraph-rsid="01869f86"/>
    </style:style>
    <style:style style:name="P18" style:family="paragraph" style:parent-style-name="Standard">
      <style:text-properties officeooo:paragraph-rsid="01250602"/>
    </style:style>
    <style:style style:name="P19" style:family="paragraph" style:parent-style-name="Standard">
      <style:text-properties officeooo:paragraph-rsid="019a87cb"/>
    </style:style>
    <style:style style:name="P20" style:family="paragraph" style:parent-style-name="Standard">
      <style:text-properties officeooo:rsid="019c5e99" officeooo:paragraph-rsid="019c5e99"/>
    </style:style>
    <style:style style:name="P21" style:family="paragraph" style:parent-style-name="Standard">
      <style:text-properties officeooo:paragraph-rsid="019c5e99"/>
    </style:style>
    <style:style style:name="P22" style:family="paragraph" style:parent-style-name="Standard">
      <style:text-properties officeooo:rsid="01a65da3" officeooo:paragraph-rsid="01a65da3"/>
    </style:style>
    <style:style style:name="P23" style:family="paragraph" style:parent-style-name="Standard">
      <style:text-properties officeooo:rsid="01a65da3" officeooo:paragraph-rsid="01bf3780"/>
    </style:style>
    <style:style style:name="P24" style:family="paragraph" style:parent-style-name="Standard">
      <style:text-properties officeooo:rsid="01a8f97c" officeooo:paragraph-rsid="01bf3780"/>
    </style:style>
    <style:style style:name="P25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26" style:family="paragraph" style:parent-style-name="Standard">
      <style:paragraph-properties style:shadow="none">
        <style:tab-stops/>
      </style:paragraph-properties>
      <style:text-properties officeooo:paragraph-rsid="00ae5173"/>
    </style:style>
    <style:style style:name="P27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28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f4830"/>
    </style:style>
    <style:style style:name="P29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b5ad9"/>
    </style:style>
    <style:style style:name="P30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7bab9"/>
    </style:style>
    <style:style style:name="P3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1657"/>
    </style:style>
    <style:style style:name="P32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P33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88c99c"/>
    </style:style>
    <style:style style:name="P34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a25f68"/>
    </style:style>
    <style:style style:name="P35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a8f97c"/>
    </style:style>
    <style:style style:name="P36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acb12b"/>
    </style:style>
    <style:style style:name="P37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87c0ba"/>
    </style:style>
    <style:style style:name="P38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bf3780"/>
    </style:style>
    <style:style style:name="P39" style:family="paragraph" style:parent-style-name="Standard">
      <style:paragraph-properties style:shadow="none">
        <style:tab-stops/>
      </style:paragraph-properties>
      <style:text-properties style:font-name="Arial1" officeooo:rsid="01694cd6" officeooo:paragraph-rsid="000671e8"/>
    </style:style>
    <style:style style:name="P40" style:family="paragraph" style:parent-style-name="Standard">
      <style:paragraph-properties fo:text-align="start" style:justify-single-word="false" style:shadow="none">
        <style:tab-stops/>
      </style:paragraph-properties>
      <style:text-properties officeooo:rsid="019cbce7" officeooo:paragraph-rsid="019cbce7"/>
    </style:style>
    <style:style style:name="P41" style:family="paragraph" style:parent-style-name="Standard">
      <style:paragraph-properties fo:text-align="start" style:justify-single-word="false" style:shadow="none">
        <style:tab-stops/>
      </style:paragraph-properties>
      <style:text-properties officeooo:rsid="01a65da3" officeooo:paragraph-rsid="01a65da3"/>
    </style:style>
    <style:style style:name="P42" style:family="paragraph" style:parent-style-name="Text_20_body">
      <style:paragraph-properties style:shadow="none">
        <style:tab-stops/>
      </style:paragraph-properties>
      <style:text-properties officeooo:paragraph-rsid="016977a4"/>
    </style:style>
    <style:style style:name="P43" style:family="paragraph" style:parent-style-name="Table_20_Bottom_20_small_20_Content_20_Left">
      <style:text-properties officeooo:paragraph-rsid="0069df3c"/>
    </style:style>
    <style:style style:name="P44" style:family="paragraph" style:parent-style-name="Table_20_Heading">
      <style:text-properties officeooo:paragraph-rsid="006ea253"/>
    </style:style>
    <style:style style:name="P45" style:family="paragraph" style:parent-style-name="Table_20_Heading">
      <style:text-properties officeooo:paragraph-rsid="00e4a803"/>
    </style:style>
    <style:style style:name="P46" style:family="paragraph" style:parent-style-name="Table_20_Heading">
      <style:text-properties officeooo:paragraph-rsid="00e66a27"/>
    </style:style>
    <style:style style:name="P47" style:family="paragraph" style:parent-style-name="Table_20_Heading">
      <style:text-properties officeooo:paragraph-rsid="01440ac2"/>
    </style:style>
    <style:style style:name="P48" style:family="paragraph" style:parent-style-name="Table_20_Heading">
      <style:text-properties officeooo:paragraph-rsid="0199d3e2"/>
    </style:style>
    <style:style style:name="P49" style:family="paragraph" style:parent-style-name="Table_20_Main_20_Content_20_Right">
      <style:text-properties officeooo:paragraph-rsid="00215f6e"/>
    </style:style>
    <style:style style:name="P50" style:family="paragraph" style:parent-style-name="Table_20_Main_20_Content_20_Right">
      <style:text-properties officeooo:paragraph-rsid="011930c8"/>
    </style:style>
    <style:style style:name="P51" style:family="paragraph" style:parent-style-name="Table_20_Main_20_Content_20_Left">
      <style:text-properties officeooo:paragraph-rsid="0092f7ac"/>
    </style:style>
    <style:style style:name="P52" style:family="paragraph" style:parent-style-name="Table_20_Main_20_Content_20_Left">
      <style:text-properties officeooo:paragraph-rsid="0097c217"/>
    </style:style>
    <style:style style:name="P53" style:family="paragraph" style:parent-style-name="Table_20_Main_20_Content_20_Left">
      <style:text-properties officeooo:paragraph-rsid="00986ee3"/>
    </style:style>
    <style:style style:name="P54" style:family="paragraph" style:parent-style-name="Table_20_Main_20_Content_20_Left">
      <style:paragraph-properties fo:text-align="start" style:justify-single-word="false"/>
      <style:text-properties officeooo:paragraph-rsid="00986ee3"/>
    </style:style>
    <style:style style:name="P55" style:family="paragraph" style:parent-style-name="Table_20_Main_20_Header">
      <style:text-properties officeooo:paragraph-rsid="00d1a9ae"/>
    </style:style>
    <style:style style:name="P56" style:family="paragraph" style:parent-style-name="Table_20_Main_20_Header">
      <style:text-properties officeooo:paragraph-rsid="00de1319"/>
    </style:style>
    <style:style style:name="P57" style:family="paragraph" style:parent-style-name="Table_20_Main_20_Header">
      <style:text-properties officeooo:paragraph-rsid="01188231"/>
    </style:style>
    <style:style style:name="P58" style:family="paragraph" style:parent-style-name="Table_20_Totals_20_Header">
      <style:text-properties officeooo:paragraph-rsid="00eaae7a"/>
    </style:style>
    <style:style style:name="P59" style:family="paragraph" style:parent-style-name="Table_20_Main_20_Subtotal">
      <style:text-properties officeooo:paragraph-rsid="00e835df"/>
    </style:style>
    <style:style style:name="P60" style:family="paragraph" style:parent-style-name="Small_20_new_20_line">
      <style:text-properties officeooo:rsid="01458e3b" officeooo:paragraph-rsid="01458e3b"/>
    </style:style>
    <style:style style:name="P61" style:family="paragraph" style:parent-style-name="Table_20_Header_20_center">
      <style:text-properties fo:font-size="9pt" officeooo:rsid="016977a4" officeooo:paragraph-rsid="016977a4" style:font-size-asian="9pt" style:font-size-complex="9pt"/>
    </style:style>
    <style:style style:name="P62" style:family="paragraph" style:parent-style-name="Table_20_Main_20_Category_20_Title">
      <style:text-properties officeooo:paragraph-rsid="0199d3e2"/>
    </style:style>
    <style:style style:name="P63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P64" style:family="paragraph" style:parent-style-name="Heading_20_1">
      <style:text-properties officeooo:paragraph-rsid="0107bab9"/>
    </style:style>
    <style:style style:name="P65" style:family="paragraph" style:parent-style-name="Heading_20_1">
      <style:text-properties officeooo:paragraph-rsid="01bdbc57"/>
    </style:style>
    <style:style style:name="P66" style:family="paragraph" style:parent-style-name="Heading_20_1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11pt" officeooo:rsid="002763ae" style:font-size-asian="11pt" style:font-size-complex="11pt"/>
    </style:style>
    <style:style style:name="T3" style:family="text">
      <style:text-properties style:font-name="Arial1" fo:font-size="11pt" officeooo:rsid="00ae5173" style:font-size-asian="11pt" style:font-size-complex="11pt"/>
    </style:style>
    <style:style style:name="T4" style:family="text">
      <style:text-properties style:font-name="Arial1" fo:font-size="11pt" officeooo:rsid="00d2f3b4" style:font-size-asian="11pt" style:font-size-complex="11pt"/>
    </style:style>
    <style:style style:name="T5" style:family="text">
      <style:text-properties style:font-name="Arial1" fo:font-size="11pt" officeooo:rsid="00daa6d0" style:font-size-asian="11pt" style:font-size-complex="11pt"/>
    </style:style>
    <style:style style:name="T6" style:family="text">
      <style:text-properties style:font-name="Arial1" fo:font-size="11pt" officeooo:rsid="01081657" style:font-size-asian="11pt" style:font-size-complex="11pt"/>
    </style:style>
    <style:style style:name="T7" style:family="text">
      <style:text-properties style:font-name="Arial1" officeooo:rsid="0029ab44"/>
    </style:style>
    <style:style style:name="T8" style:family="text">
      <style:text-properties style:font-name="Arial1" officeooo:rsid="0065a2e4"/>
    </style:style>
    <style:style style:name="T9" style:family="text">
      <style:text-properties style:font-name="Arial1" officeooo:rsid="00a8f9c5"/>
    </style:style>
    <style:style style:name="T10" style:family="text">
      <style:text-properties style:font-name="Arial1" officeooo:rsid="01694cd6"/>
    </style:style>
    <style:style style:name="T11" style:family="text">
      <style:text-properties style:font-name="Arial1" officeooo:rsid="01bdbc57"/>
    </style:style>
    <style:style style:name="T12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#ffffff" loext:char-shading-value="0"/>
    </style:style>
    <style:style style:name="T13" style:family="text">
      <style:text-properties officeooo:rsid="01541986"/>
    </style:style>
    <style:style style:name="T14" style:family="text">
      <style:text-properties officeooo:rsid="0151f0c8"/>
    </style:style>
    <style:style style:name="T15" style:family="text">
      <style:text-properties officeooo:rsid="007902c3" fo:background-color="#ff3333" loext:char-shading-value="0"/>
    </style:style>
    <style:style style:name="T16" style:family="text">
      <style:text-properties officeooo:rsid="00295e1a" fo:background-color="#ff3333" loext:char-shading-value="0"/>
    </style:style>
    <style:style style:name="T17" style:family="text">
      <style:text-properties officeooo:rsid="0069df3c"/>
    </style:style>
    <style:style style:name="T18" style:family="text">
      <style:text-properties officeooo:rsid="00704162"/>
    </style:style>
    <style:style style:name="T19" style:family="text">
      <style:text-properties officeooo:rsid="00710514"/>
    </style:style>
    <style:style style:name="T20" style:family="text">
      <style:text-properties officeooo:rsid="013f1478"/>
    </style:style>
    <style:style style:name="T21" style:family="text">
      <style:text-properties officeooo:rsid="01465a79"/>
    </style:style>
    <style:style style:name="T22" style:family="text">
      <style:text-properties officeooo:rsid="0148462c"/>
    </style:style>
    <style:style style:name="T23" style:family="text">
      <style:text-properties officeooo:rsid="014acc83"/>
    </style:style>
    <style:style style:name="T24" style:family="text">
      <style:text-properties officeooo:rsid="009ab597"/>
    </style:style>
    <style:style style:name="T25" style:family="text">
      <style:text-properties officeooo:rsid="009b2188"/>
    </style:style>
    <style:style style:name="T26" style:family="text">
      <style:text-properties officeooo:rsid="009d0d8a"/>
    </style:style>
    <style:style style:name="T27" style:family="text">
      <style:text-properties officeooo:rsid="009df911"/>
    </style:style>
    <style:style style:name="T28" style:family="text">
      <style:text-properties fo:background-color="transparent" loext:char-shading-value="0"/>
    </style:style>
    <style:style style:name="T29" style:family="text">
      <style:text-properties officeooo:rsid="00ac2f7f" fo:background-color="transparent" loext:char-shading-value="0"/>
    </style:style>
    <style:style style:name="T30" style:family="text">
      <style:text-properties officeooo:rsid="0108794f" fo:background-color="transparent" loext:char-shading-value="0"/>
    </style:style>
    <style:style style:name="T31" style:family="text">
      <style:text-properties officeooo:rsid="00b02d1e"/>
    </style:style>
    <style:style style:name="T32" style:family="text">
      <style:text-properties officeooo:rsid="00b65163"/>
    </style:style>
    <style:style style:name="T33" style:family="text">
      <style:text-properties officeooo:rsid="00d936c0"/>
    </style:style>
    <style:style style:name="T34" style:family="text">
      <style:text-properties officeooo:rsid="00ddb3e2"/>
    </style:style>
    <style:style style:name="T35" style:family="text">
      <style:text-properties officeooo:rsid="00e4a803"/>
    </style:style>
    <style:style style:name="T36" style:family="text">
      <style:text-properties officeooo:rsid="00e66a27"/>
    </style:style>
    <style:style style:name="T37" style:family="text">
      <style:text-properties officeooo:rsid="00e835df"/>
    </style:style>
    <style:style style:name="T38" style:family="text">
      <style:text-properties officeooo:rsid="00ea1218"/>
    </style:style>
    <style:style style:name="T39" style:family="text">
      <style:text-properties officeooo:rsid="00eac614"/>
    </style:style>
    <style:style style:name="T40" style:family="text">
      <style:text-properties officeooo:rsid="00f939dd"/>
    </style:style>
    <style:style style:name="T41" style:family="text">
      <style:text-properties officeooo:rsid="00f98ed4"/>
    </style:style>
    <style:style style:name="T42" style:family="text">
      <style:text-properties officeooo:rsid="01067df3"/>
    </style:style>
    <style:style style:name="T43" style:family="text">
      <style:text-properties officeooo:rsid="01087980"/>
    </style:style>
    <style:style style:name="T44" style:family="text">
      <style:text-properties officeooo:rsid="014ff3df"/>
    </style:style>
    <style:style style:name="T45" style:family="text">
      <style:text-properties officeooo:rsid="01274abb"/>
    </style:style>
    <style:style style:name="T46" style:family="text">
      <style:text-properties officeooo:rsid="012f9625"/>
    </style:style>
    <style:style style:name="T47" style:family="text">
      <style:text-properties officeooo:rsid="01304ee7"/>
    </style:style>
    <style:style style:name="T48" style:family="text">
      <style:text-properties officeooo:rsid="013617e2"/>
    </style:style>
    <style:style style:name="T49" style:family="text">
      <style:text-properties officeooo:rsid="01370c39"/>
    </style:style>
    <style:style style:name="T50" style:family="text">
      <style:text-properties officeooo:rsid="0139b450"/>
    </style:style>
    <style:style style:name="T51" style:family="text">
      <style:text-properties officeooo:rsid="0143d4fd"/>
    </style:style>
    <style:style style:name="T52" style:family="text">
      <style:text-properties officeooo:rsid="01440ac2"/>
    </style:style>
    <style:style style:name="T53" style:family="text">
      <style:text-properties officeooo:rsid="01478dce"/>
    </style:style>
    <style:style style:name="T54" style:family="text">
      <style:text-properties officeooo:rsid="014a31c8"/>
    </style:style>
    <style:style style:name="T55" style:family="text">
      <style:text-properties officeooo:rsid="014e289e"/>
    </style:style>
    <style:style style:name="T56" style:family="text">
      <style:text-properties officeooo:rsid="0187c0ba"/>
    </style:style>
    <style:style style:name="T57" style:family="text">
      <style:text-properties officeooo:rsid="0182a0cb"/>
    </style:style>
    <style:style style:name="T58" style:family="text">
      <style:text-properties officeooo:rsid="019d446b"/>
    </style:style>
    <style:style style:name="T59" style:family="text">
      <style:text-properties officeooo:rsid="01a39a18"/>
    </style:style>
    <style:style style:name="T60" style:family="text">
      <style:text-properties officeooo:rsid="01a4db8c"/>
    </style:style>
    <style:style style:name="T61" style:family="text">
      <style:text-properties officeooo:rsid="01a6547e"/>
    </style:style>
    <style:style style:name="T62" style:family="text">
      <style:text-properties officeooo:rsid="01aa4f3c"/>
    </style:style>
    <style:style style:name="T63" style:family="text">
      <style:text-properties officeooo:rsid="01ab5307"/>
    </style:style>
    <style:style style:name="T64" style:family="text">
      <style:text-properties officeooo:rsid="0029ab44"/>
    </style:style>
    <style:style style:name="T65" style:family="text">
      <style:text-properties officeooo:rsid="01c23fb7"/>
    </style:style>
    <style:style style:name="T66" style:family="text">
      <style:text-properties officeooo:rsid="01c2c6ee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Company City" text:name="py3o.user.company_id.city"/>
        <text:user-field-decl office:value-type="string" office:string-value="Company Country" text:name="py3o.user.company_id.country_id.name"/>
        <text:user-field-decl office:value-type="string" office:string-value="Company Website" text:name="py3o.user.company_id.website"/>
        <text:user-field-decl office:value-type="string" office:string-value="Company Registry" text:name="py3o.user.company_id.company_registry"/>
        <text:user-field-decl office:value-type="string" office:string-value="Company Legal Type" text:name="py3o.user.company_id.legal_type"/>
        <text:user-field-decl office:value-type="string" office:string-value="Company SIRET" text:name="py3o.user.company_id.siret"/>
        <text:user-field-decl office:value-type="string" office:string-value="Company VAT" text:name="py3o.user.company_id.vat"/>
        <text:user-field-decl office:value-type="string" office:string-value="Header Line" text:name="py3o.hline"/>
        <text:user-field-decl office:value-type="string" office:string-value="Company Phone" text:name="py3o.user.company_id.phone"/>
        <text:user-field-decl office:value-type="string" office:string-value="Company Fax" text:name="py3o.user.company_id.fax"/>
        <text:user-field-decl office:value-type="string" office:string-value="Company APE" text:name="py3o.user.company_id.ape"/>
        <text:user-field-decl office:value-type="string" office:string-value="Invoice State" text:name="py3o.o.state"/>
        <text:user-field-decl office:value-type="string" office:string-value="Saved Invoice number " text:name="py3o.o.move_name"/>
        <text:user-field-decl office:value-type="string" office:string-value="Invoice 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Delivery Address line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Invoice address Line" text:name="py3o.addrline"/>
        <text:user-field-decl office:value-type="string" office:string-value="Commercial Partner Ref" text:name="py3o.o.commercial_partner_id.ref"/>
        <text:user-field-decl office:value-type="string" office:string-value="Commercial 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Invoice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Reference" text:name="py3o.o.name"/>
        <text:user-field-decl office:value-type="string" office:string-value="Salesman line" text:name="py3o.userline"/>
        <text:user-field-decl office:value-type="string" office:string-value="Invoice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Customer Ref Label" text:name="py3o.customer_ref_label"/>
        <text:user-field-decl office:value-type="string" office:string-value="Document Name" text:name="py3o.doc_name"/>
        <text:user-field-decl office:value-type="string" office:string-value="Bank Label" text:name="py3o.bank_label"/>
        <text:user-field-decl office:value-type="string" office:string-value="Mandate Number Label" text:name="py3o.mandate_number_label"/>
        <text:user-field-decl office:value-type="string" office:string-value="Refund Invoice Number" text:name="py3o.o.refund_invoice_id.number"/>
        <text:user-field-decl office:value-type="string" office:string-value="Tax Description" text:name="py3o.t.description"/>
        <text:user-field-decl office:value-type="string" office:string-value="Tax Description" text:name="py3o.t.tax_id.description"/>
        <text:user-field-decl office:value-type="string" office:string-value="tax_label" text:name="py3o.tax_label"/>
        <text:user-field-decl office:value-type="string" office:string-value="Tax Name" text:name="py3o.t.tax_id.display_name"/>
        <text:user-field-decl office:value-type="string" office:string-value="[note]" text:name="py3o.o.note"/>
        <text:user-field-decl office:value-type="string" office:string-value="[payment_term_id.note]" text:name="py3o.o.payment_term_id.note"/>
        <text:user-field-decl office:value-type="string" office:string-value="Custom Name" text:name="py3o.custom_name"/>
        <text:user-field-decl office:value-type="string" office:string-value="Contract Name" text:name="py3o.contract_name"/>
      </text:user-field-decls>
      <text:p text:style-name="P63"><text:a xlink:type="simple" xlink:href="py3o://for=%22obj%20in%20objects%22" text:style-name="Internet_20_link" text:visited-style-name="Visited_20_Internet_20_Link"><text:span text:style-name="T4">for="obj in objects"</text:span></text:a></text:p>
      <text:p text:style-name="P25"><text:a xlink:type="simple" xlink:href="py3o://with=%22lang=obj.partner_id.lang%20or%20'en_US'%22" text:style-name="Internet_20_link" text:visited-style-name="Visited_20_Internet_20_Link"><text:span text:style-name="T4">with="lang=obj.partner_id.lang or 'en_US'"</text:span></text:a></text:p>
      <text:p text:style-name="Standard"><text:a xlink:type="simple" xlink:href="py3o://with=%22o=obj.with_context(lang=lang)%22" text:style-name="Internet_20_link" text:visited-style-name="Visited_20_Internet_20_Link"><text:span text:style-name="T33">with="o=obj.with_context(lang=lang)"</text:span></text:a></text:p>
      <text:p text:style-name="P25"><text:a xlink:type="simple" xlink:href="py3o://function=%22setLang(lang)%22" text:style-name="Internet_20_link" text:visited-style-name="Visited_20_Internet_20_Link"><text:span text:style-name="T5">function="setLang(lang)"</text:span></text:a></text:p>
      <text:p text:style-name="P26"><text:a xlink:type="simple" xlink:href="py3o://if=%22report_xml.report_name=='account.account_invoice_report_duplicate_main'%22" text:style-name="Internet_20_link" text:visited-style-name="Visited_20_Internet_20_Link"><text:span text:style-name="T3">if="report_xml.report_name=='account.account_invoice_report_duplicate_main'"</text:span></text:a></text:p>
      <text:p text:style-name="Duplicata">DUPLICATA</text:p>
      <text:p text:style-name="P28"><text:a xlink:type="simple" xlink:href="py3o:///if" text:style-name="Internet_20_link" text:visited-style-name="Visited_20_Internet_20_Link"><text:span text:style-name="T2">/if</text:span></text:a></text:p>
      <text:p text:style-name="P28"><text:a xlink:type="simple" xlink:href="py3o://with=%22is_b2c=not%20o.partner_id.parent_id%20and%20not%20o.partner_id.is_company%22" text:style-name="Internet_20_link" text:visited-style-name="Visited_20_Internet_20_Link"><text:span text:style-name="T2">with="is_b2c=not o.partner_id.parent_id and not o.partner_id.is_company"</text:span></text:a></text:p>
      <text:p text:style-name="P33"><text:a xlink:type="simple" xlink:href="py3o://with=%22equity_label=lambda%20l:%20(l['line'].product_id.is_equity%20and%20(lang=='fr_FR'%20and%20'Souscription%20de%20part%20sociale'%20or%20'Equity%20subscription')%20or%20'')%22" text:style-name="Internet_20_link" text:visited-style-name="Visited_20_Internet_20_Link"><text:span text:style-name="T56">with="equity_label=lambda l: (l['line'].product_id.is_equity and (lang=='fr_FR' and 'Souscription de part sociale' or 'Equity subscription') or '')"</text:span></text:a></text:p>
      <text:p text:style-name="P34"><text:a xlink:type="simple" xlink:href="py3o://with=%22deposit_label=lambda%20l:%20(l['line'].product_id.categ_id.property_account_income_categ_id.get_xml_id().values()%20==%20['l10n_fr.1_pcg_2751']%20and%20(lang=='fr_FR'%20and%20u'Dépôt%20de%20garantie'%20or%20'Deposit')%20or%20'')%22" text:style-name="Internet_20_link" text:visited-style-name="Visited_20_Internet_20_Link"><text:span text:style-name="T61">with="deposit_label=lambda l: (l['line'].product_id.categ_id.property_account_income_categ_id.get_xml_id().values() == ['l10n_fr.1_pcg_2751'] and (lang=='fr_FR' and u'Dépôt de garantie' or 'Deposit') or '')"</text:span></text:a></text:p>
      <text:p text:style-name="P40"><text:a xlink:type="simple" xlink:href="py3o://with=%22refund_label=o.type=='out_refund'%20and%20(lang=='fr_FR'%20and%20'Avoir'%20or%20'Refund')%22" text:style-name="Internet_20_link" text:visited-style-name="Visited_20_Internet_20_Link">with="refund_label=o.type=='out_refund' and (lang=='fr_FR' and 'Avoir' or 'Refund')"</text:a></text:p>
      <text:p text:style-name="P41"><text:a xlink:type="simple" xlink:href="py3o://with=%22has_equity=any(equity_label(l)%20for%20l%20in%20o.py3o_lines_layout())%22" text:style-name="Internet_20_link" text:visited-style-name="Visited_20_Internet_20_Link">with="has_equity=any(equity_label(l) for l in o.py3o_lines_layout())"</text:a></text:p>
      <text:p text:style-name="P35"><text:a xlink:type="simple" xlink:href="py3o://with=%22has_deposit=any(deposit_label(l)%20for%20l%20in%20o.py3o_lines_layout())%22" text:style-name="Internet_20_link" text:visited-style-name="Visited_20_Internet_20_Link"><text:span text:style-name="T62">with="has_deposit=any(deposit_label(l) for l in o.py3o_lines_layout())"</text:span></text:a></text:p>
      <text:p text:style-name="P37"><text:a xlink:type="simple" xlink:href="py3o://with=%22doc_name=refund_label%20or%20(is_b2c%20and%20(has_equity%20or%20has_deposit)%20and%20(lang=='fr_FR'%20and%20u'Justificatif'%20or%20u'Certificate'))%20or%20(lang=='fr_FR'%20and%20u'Facture'%20or%20u'Invoice')%22" text:style-name="Internet_20_link" text:visited-style-name="Visited_20_Internet_20_Link"><text:span text:style-name="T63">with="doc_name=refund_label or (is_b2c and (has_equity or has_deposit) and (lang=='fr_FR' and u'Justificatif' or u'Certificate')) or (lang=='fr_FR' and u'Facture' or u'Invoice')"</text:span></text:a></text:p>
      <text:p text:style-name="P38"><text:a xlink:type="simple" xlink:href="py3o://with=%22contract_name=(o.contract_id%20and%20(lang=='fr_FR'%20and%20'%20-%20Contrat%20%25s'%20or%20'%20-%20Contract%20%25s')%20%25%20o.contract_id.name%20or%20'')%22" text:style-name="Internet_20_link" text:visited-style-name="Visited_20_Internet_20_Link"><text:span text:style-name="T11">with="contract_name=(o.contract_id and (lang=='fr_FR' and ' - Contrat %s' or ' - Contract %s') % o.contract_id.name or '')"</text:span></text:a></text:p>
      <text:p text:style-name="P27"><text:a xlink:type="simple" xlink:href="py3o://if=%22o.state%20in%20('draft',%20'cancel')%22" text:style-name="Internet_20_link" text:visited-style-name="Visited_20_Internet_20_Link"><text:span text:style-name="T9">if="o.state in ('draft', 'cancel')"</text:span></text:a></text:p>
      <text:h text:style-name="Heading_20_1" text:outline-level="1"><text:user-field-get text:name="py3o.doc_name">Document Name</text:user-field-get> <text:span text:style-name="T15">[</text:span><text:span text:style-name="T16"><text:user-field-get text:name="py3o.o.state">Invoice State</text:user-field-get></text:span><text:span text:style-name="T15">]</text:span> <text:user-field-get text:name="py3o.o.move_name">Saved Invoice number </text:user-field-get></text:h>
      <text:p text:style-name="P27"><text:a xlink:type="simple" xlink:href="py3o:///if" text:style-name="Internet_20_link" text:visited-style-name="Visited_20_Internet_20_Link"><text:span text:style-name="T2">/if</text:span></text:a></text:p>
      <text:p text:style-name="P29"><text:a xlink:type="simple" xlink:href="py3o://if=%22o.state%20==%20'proforma2'%22" text:style-name="Internet_20_link" text:visited-style-name="Visited_20_Internet_20_Link"><text:span text:style-name="T31">if="o.state == 'proforma2'"</text:span></text:a></text:p>
      <text:p text:style-name="P29"><text:a xlink:type="simple" xlink:href="py3o://if=%22lang=='fr_FR'%22" text:style-name="Internet_20_link" text:visited-style-name="Visited_20_Internet_20_Link"><text:span text:style-name="T42">if="lang=='fr_FR'"</text:span></text:a></text:p>
      <text:h text:style-name="P64" text:outline-level="1"><text:span text:style-name="T28"><text:user-field-get text:name="py3o.doc_name">Document Name</text:user-field-get></text:span><text:span text:style-name="T28"> </text:span><text:span text:style-name="T29">PRO-FORMA</text:span> <text:user-field-get text:name="py3o.o.move_name">Saved Invoice number </text:user-field-get></text:h>
      <text:p text:style-name="P30"><text:a xlink:type="simple" xlink:href="py3o:///if" text:style-name="Internet_20_link" text:visited-style-name="Visited_20_Internet_20_Link"><text:span text:style-name="T2">/if</text:span></text:a></text:p>
      <text:p text:style-name="P31"><text:a xlink:type="simple" xlink:href="py3o://if=%22lang!='fr_FR'%22" text:style-name="Internet_20_link" text:visited-style-name="Visited_20_Internet_20_Link"><text:span text:style-name="T6">if="lang!='fr_FR'"</text:span></text:a></text:p>
      <text:h text:style-name="P66" text:outline-level="1"><text:span text:style-name="T30">PRO-FORMA </text:span><text:span text:style-name="T28"><text:user-field-get text:name="py3o.doc_name">Document Name</text:user-field-get></text:span><text:span text:style-name="T28"> </text:span><text:user-field-get text:name="py3o.o.move_name">Saved Invoice number </text:user-field-get></text:h>
      <text:p text:style-name="P29"><text:a xlink:type="simple" xlink:href="py3o:///if" text:style-name="Internet_20_link" text:visited-style-name="Visited_20_Internet_20_Link"><text:span text:style-name="T2">/if</text:span></text:a></text:p>
      <text:p text:style-name="P32"><text:a xlink:type="simple" xlink:href="py3o:///if" text:style-name="Internet_20_link" text:visited-style-name="Visited_20_Internet_20_Link"><text:span text:style-name="T2">/if</text:span></text:a></text:p>
      <text:p text:style-name="P27"><text:a xlink:type="simple" xlink:href="py3o://if=%22o.state%20in%20('open',%20'paid')%22" text:style-name="Internet_20_link" text:visited-style-name="Visited_20_Internet_20_Link"><text:span text:style-name="T7">if="o.state in ('open', 'paid')"</text:span></text:a></text:p>
      <text:h text:style-name="P65" text:outline-level="1"><text:span text:style-name="T64"><text:user-field-get text:name="py3o.doc_name">Document Name</text:user-field-get></text:span><text:span text:style-name="T64"> </text:span><text:user-field-get text:name="py3o.o.number">Invoice number</text:user-field-get><text:user-field-get text:name="py3o.contract_name">Contract Name</text:user-field-get></text:h>
      <text:p text:style-name="P36"><text:a xlink:type="simple" xlink:href="py3o:///if" text:style-name="Internet_20_link" text:visited-style-name="Visited_20_Internet_20_Link"><text:span text:style-name="T2">/if</text:span></text:a></text:p>
      <text:p text:style-name="P60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Adresse"/>
            <text:p text:style-name="Adresse"><text:a xlink:type="simple" xlink:href="py3o://for=%22addrline%20in%20o.partner_id._display_full_address(details=['company',%20'name',%20'address']).split('%5Cn')%22" text:style-name="Internet_20_link" text:visited-style-name="Visited_20_Internet_20_Link"><text:span text:style-name="T46">for="addrline in o.partner_id._display_full_address(details=['company', 'name', 'address']).split('\n')"</text:span></text:a></text:p>
            <text:p text:style-name="Adresse"><text:user-field-get text:name="py3o.addrline">Invoice address Line</text:user-field-get></text:p>
            <text:p text:style-name="Adresse"><text:a xlink:type="simple" xlink:href="py3o:///for" text:style-name="Internet_20_link" text:visited-style-name="Visited_20_Internet_20_Link">/for</text:a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P48"><text:a xlink:type="simple" xlink:href="py3o://function=%22(lang=='fr_FR'%20and%20u'Date%20%25s'%20%25%20doc_name.lower()%20or%20u'%25s%20date'%20%25%20doc_name)%22" text:style-name="Internet_20_link" text:visited-style-name="Visited_20_Internet_20_Link"><text:span text:style-name="T66">function="(lang=='fr_FR' and u'Date %s' % doc_name.lower() or u'%s date' % doc_name)"</text:span></text:a></text:p>
                </table:table-cell>
                <table:table-cell table:style-name="Tableau4.B1" office:value-type="string">
                  <text:p text:style-name="Table_20_Contents"><text:a xlink:type="simple" xlink:href="py3o://function=%22formatLang(o.date_invoice,%20date=True)%22" text:style-name="Internet_20_link" text:visited-style-name="Visited_20_Internet_20_Link">function="formatLang(o.date_invoice, date=True)"</text:a></text:p>
                </table:table-cell>
              </table:table-row>
              <table:table-row table:style-name="Tableau4.1">
                <table:table-cell table:style-name="Tableau4.A1" office:value-type="string">
                  <text:p text:style-name="P44"><text:a xlink:type="simple" xlink:href="py3o://if=%22o.name%22" text:style-name="Internet_20_link" text:visited-style-name="Visited_20_Internet_20_Link"><text:span text:style-name="T18">if="o.name"</text:span></text:a></text:p>
                </table:table-cell>
                <table:table-cell table:style-name="Tableau4.B2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45"><text:a xlink:type="simple" xlink:href="py3o://function=%22lang=='fr_FR'%20and%20u'Votre%20référence'%20or%20u'Your%20Reference'%22" text:style-name="Internet_20_link" text:visited-style-name="Visited_20_Internet_20_Link"><text:span text:style-name="T35">function="lang=='fr_FR' and u'Votre référence' or u'Your Reference'"</text:span></text:a></text:p>
                </table:table-cell>
                <table:table-cell table:style-name="Tableau4.B3" office:value-type="string">
                  <text:p text:style-name="Table_20_Contents"><text:user-field-get text:name="py3o.o.name">Reference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47"><text:a xlink:type="simple" xlink:href="py3o://if=%22o.type%20==%20'out_refund'%20and%20o.refund_invoice_id%22" text:style-name="Internet_20_link" text:visited-style-name="Visited_20_Internet_20_Link"><text:span text:style-name="T53">if="o.type == 'out_refund' and o.refund_invoice_id"</text:span></text:a>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47"><text:a xlink:type="simple" xlink:href="py3o://function=%22lang=='fr_FR'%20and%20u'Facture%20liée'%20or%20u'Related%20Invoice'%22" text:style-name="Internet_20_link" text:visited-style-name="Visited_20_Internet_20_Link"><text:span text:style-name="T52">function="lang=='fr_FR' and u'Facture liée' or u'Related Invoice'"</text:span></text:a></text:p>
                </table:table-cell>
                <table:table-cell table:style-name="Tableau4.B7" office:value-type="string">
                  <text:p text:style-name="P7"><text:user-field-get text:name="py3o.o.refund_invoice_id.number">Refund Invoice Number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47"><text:a xlink:type="simple" xlink:href="py3o:///if" text:style-name="Internet_20_link" text:visited-style-name="Visited_20_Internet_20_Link">/if</text:a>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ref%22" text:style-name="Internet_20_link" text:visited-style-name="Visited_20_Internet_20_Link">if="o.commercial_partner_id.ref"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function=%22lang=='fr_FR'%20and%20u'N°%20client'%20or%20u'Customer%20Number'%22" text:style-name="Internet_20_link" text:visited-style-name="Visited_20_Internet_20_Link">function="lang=='fr_FR' and u'N° client' or u'Customer Number'"</text:a></text:p>
                </table:table-cell>
                <table:table-cell table:style-name="Tableau4.B9" office:value-type="string">
                  <text:p text:style-name="P6"><text:user-field-get text:name="py3o.o.commercial_partner_id.ref">Commercial Partner Ref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0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vat%22" text:style-name="Internet_20_link" text:visited-style-name="Visited_20_Internet_20_Link">if="o.commercial_partner_id.vat"</text:a></text:p>
                </table:table-cell>
                <table:table-cell table:style-name="Tableau4.B11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function=%22lang=='fr_FR'%20and%20u'N°%20TVA%20client'%20or%20u'Customer%20VAT%20Number'%22" text:style-name="Internet_20_link" text:visited-style-name="Visited_20_Internet_20_Link"><text:span text:style-name="T51">function="lang=='fr_FR' and u'N° TVA client' or u'Customer VAT Number'"</text:span></text:a></text:p>
                </table:table-cell>
                <table:table-cell table:style-name="Tableau4.B12" office:value-type="string">
                  <text:p text:style-name="P6"><text:user-field-get text:name="py3o.o.commercial_partner_id.vat">Commercial Customer VAT Number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3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hasattr(o,%20'incoterms_id')%20and%20o.incoterms_id%22" text:style-name="Internet_20_link" text:visited-style-name="Visited_20_Internet_20_Link"><text:span text:style-name="T48">if="hasattr(o, 'incoterms_id') and o.incoterms_id"</text:span></text:a></text:p>
                </table:table-cell>
                <table:table-cell table:style-name="Tableau4.B1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Incoterms</text:p>
                </table:table-cell>
                <table:table-cell table:style-name="Tableau4.B15" office:value-type="string">
                  <text:p text:style-name="Table_20_Contents"><text:user-field-get text:name="py3o.o.incoterms_id.name">Inco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6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able:table table:name="Tableau10" table:style-name="Tableau10">
              <table:table-column table:style-name="Tableau10.A"/>
              <table:table-row table:style-name="Tableau10.1">
                <table:table-cell table:style-name="Tableau10.A1" office:value-type="string">
                  <text:p text:style-name="Table_20_Heading"><text:a xlink:type="simple" xlink:href="py3o://if=%22o.user_id%22" text:style-name="Internet_20_link" text:visited-style-name="Visited_20_Internet_20_Link">if="o.user_id"</text:a></text:p>
                </table:table-cell>
              </table:table-row>
              <table:table-row table:style-name="Tableau10.1">
                <table:table-cell table:style-name="Tableau10.A2" office:value-type="string">
                  <text:p text:style-name="P46"><text:a xlink:type="simple" xlink:href="py3o://function=%22lang=='fr_FR'%20and%20u'Contact%20commercial'%20or%20u'Sales%20Contact'%22" text:style-name="Internet_20_link" text:visited-style-name="Visited_20_Internet_20_Link"><text:span text:style-name="T36">function="lang=='fr_FR' and u'Contact commercial' or u'Sales Contact'"</text:span></text:a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for=%22userline%20in%20o.user_id.partner_id._display_full_address(details=['name',%20'phone',%20'mobile',%20'email']).split('%5Cn')%22" text:style-name="Internet_20_link" text:visited-style-name="Visited_20_Internet_20_Link"><text:span text:style-name="T47">for="userline in o.user_id.partner_id._display_full_address(details=['name', 'phone', 'mobile', 'email']).split('\n')"</text:span></text:a></text:p>
                  <text:p text:style-name="Table_20_Contents"><text:user-field-get text:name="py3o.userline">Salesman line</text:user-field-get></text:p>
                  <text:p text:style-name="Table_20_Contents"><text:a xlink:type="simple" xlink:href="py3o:///for" text:style-name="Internet_20_link" text:visited-style-name="Visited_20_Internet_20_Link">/for</text:a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P2"/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B"/>
        <table:table-column table:style-name="Tableau5.F"/>
        <table:table-header-rows>
          <text:soft-page-break/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table:number-columns-spanned="2" office:value-type="string">
              <text:p text:style-name="P57"><text:a xlink:type="simple" xlink:href="py3o://function=%22lang=='fr_FR'%20and%20u'Quantité'%20or%20u'Quantity'%22" text:style-name="Internet_20_link" text:visited-style-name="Visited_20_Internet_20_Link"><text:span text:style-name="T44">function="lang=='fr_FR' and u'Quantité' or u'Quantity'"</text:span></text:a></text:p>
            </table:table-cell>
            <table:covered-table-cell/>
            <table:table-cell table:style-name="Tableau5.A1" office:value-type="string">
              <text:p text:style-name="P55"><text:a xlink:type="simple" xlink:href="py3o://function=%22lang=='fr_FR'%20and%20u'Prix%20unitaire'%20or%20u'Unit%20Price'%22" text:style-name="Internet_20_link" text:visited-style-name="Visited_20_Internet_20_Link"><text:span text:style-name="T34">function="lang=='fr_FR' and u'Prix unitaire' or u'Unit Price'"</text:span></text:a></text:p>
            </table:table-cell>
            <table:table-cell table:style-name="Tableau5.E1" office:value-type="string">
              <text:p text:style-name="Table_20_Main_20_Header"><text:a xlink:type="simple" xlink:href="py3o://function=%22o.has_discount%20and%20(lang=='fr_FR'%20and%20u'Rem.'%20or%20u'Disc.')%20or%20''%22" text:style-name="Internet_20_link" text:visited-style-name="Visited_20_Internet_20_Link"><text:span text:style-name="T49">function="o.has_discount and (lang=='fr_FR' and u'Rem.' or u'Disc.') or ''"</text:span></text:a></text:p>
            </table:table-cell>
            <table:table-cell table:style-name="Tableau5.F1" office:value-type="string">
              <text:p text:style-name="P56"><text:a xlink:type="simple" xlink:href="py3o://function=%22lang=='fr_FR'%20and%20u'Prix%20HT'%20or%20u'Price%20w/o%20Tax'%22" text:style-name="Internet_20_link" text:visited-style-name="Visited_20_Internet_20_Link"><text:span text:style-name="T43">function="lang=='fr_FR' and u'Prix HT' or u'Price w/o Tax'"</text:span></text:a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P52"><text:a xlink:type="simple" xlink:href="py3o://for=%22l%20in%20o.py3o_lines_layout()%22" text:style-name="Internet_20_link" text:visited-style-name="Visited_20_Internet_20_Link"><text:span text:style-name="T20">for="l in o.py3o_lines_layout()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</table:table-row>
        <table:table-row table:style-name="Tableau5.1">
          <table:table-cell table:style-name="Tableau5.A11" office:value-type="string">
            <text:p text:style-name="P53"><text:a xlink:type="simple" xlink:href="py3o://if=%22'line'%20in%20l%22" text:style-name="Internet_20_link" text:visited-style-name="Visited_20_Internet_20_Link"><text:span text:style-name="T21">if="'line' in l"</text:span></text:a></text:p>
          </table:table-cell>
          <table:table-cell table:style-name="Tableau5.B3" office:value-type="string">
            <text:p text:style-name="P49"/>
          </table:table-cell>
          <table:table-cell table:style-name="Tableau5.C3" office:value-type="string">
            <text:p text:style-name="Table_20_Main_20_Content_20_Left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3" office:value-type="string">
            <text:p text:style-name="Table_20_Main_20_Content_20_Right"/>
          </table:table-cell>
          <table:table-cell table:style-name="Tableau5.F3" office:value-type="string">
            <text:p text:style-name="Table_20_Main_20_Content_20_Right"/>
          </table:table-cell>
        </table:table-row>
        <table:table-row table:style-name="Tableau5.1">
          <table:table-cell table:style-name="Tableau5.A4" office:value-type="string">
            <text:p text:style-name="P62"><text:a xlink:type="simple" xlink:href="py3o://function=%22equity_label(l)%20or%20deposit_label(l)%20or%20''%22" text:style-name="Internet_20_link" text:visited-style-name="Visited_20_Internet_20_Link"><text:span text:style-name="T60">function="equity_label(l) or deposit_label(l) or ''"</text:span></text:a></text:p>
            <text:p text:style-name="P51"><text:a xlink:type="simple" xlink:href="py3o://for=%22nameline%20in%20l['line'].name.split('%5Cn')%22" text:style-name="Internet_20_link" text:visited-style-name="Visited_20_Internet_20_Link"><text:span text:style-name="T24">for="nameline in l['line'].name.split('\n')"</text:span></text:a></text:p>
            <text:p text:style-name="P51"><text:user-field-get text:name="py3o.nameline">Invoice Line Description</text:user-field-get></text:p>
            <text:p text:style-name="P51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P49"><text:a xlink:type="simple" xlink:href="py3o://function=%22formatLang(l['line'].quantity,%20dp='Product%20Unit%20of%20Measure')%22" text:style-name="Internet_20_link" text:visited-style-name="Visited_20_Internet_20_Link"><text:span text:style-name="T25">function="formatLang(l['line'].quantity, dp='Product Unit of Measure')"</text:span></text:a></text:p>
          </table:table-cell>
          <table:table-cell table:style-name="Tableau5.C4" office:value-type="string">
            <text:p text:style-name="Table_20_Main_20_Content_20_Small_20_Left"><text:a xlink:type="simple" xlink:href="py3o://function=%22l['line'].uom_id.name%22" text:style-name="Internet_20_link" text:visited-style-name="Visited_20_Internet_20_Link">function="l['line'].uom_id.name"</text:a></text:p>
          </table:table-cell>
          <table:table-cell table:style-name="Tableau5.D4" office:value-type="string">
            <text:p text:style-name="Table_20_Main_20_Content_20_Right"><text:a xlink:type="simple" xlink:href="py3o://function=%22formatLang(l['line'].price_unit,%20monetary=True,%20currency_obj=l['line'].currency_id)%22" text:style-name="Internet_20_link" text:visited-style-name="Visited_20_Internet_20_Link"><text:span text:style-name="T25">function="formatLang(l['line'].price_unit, monetary=True, currency_obj=l['line'].currency_id)"</text:span></text:a></text:p>
          </table:table-cell>
          <table:table-cell table:style-name="Tableau5.E4" office:value-type="string">
            <text:p text:style-name="Table_20_Main_20_Content_20_Right"><text:a xlink:type="simple" xlink:href="py3o://if=%22l['line'].discount%22" text:style-name="Internet_20_link" text:visited-style-name="Visited_20_Internet_20_Link"><text:span text:style-name="T27">if="l['line'].discount"</text:span></text:a></text:p>
            <text:p text:style-name="Table_20_Main_20_Content_20_Right"><text:a xlink:type="simple" xlink:href="py3o://function=%22formatLang(l['line'].discount,%20dp='Discount')%20+%20'%25'%22" text:style-name="Internet_20_link" text:visited-style-name="Visited_20_Internet_20_Link"><text:span text:style-name="T26">function="formatLang(l['line'].discount, dp='Discount') + '%'"</text:span></text:a></text:p>
            <text:p text:style-name="Table_20_Main_20_Content_20_Right"><text:a xlink:type="simple" xlink:href="py3o:///if" text:style-name="Internet_20_link" text:visited-style-name="Visited_20_Internet_20_Link">/if</text:a></text:p>
          </table:table-cell>
          <table:table-cell table:style-name="Tableau5.F4" office:value-type="string">
            <text:p text:style-name="Table_20_Main_20_Content_20_Right"><text:a xlink:type="simple" xlink:href="py3o://function=%22formatLang((o.type=='out_refund'%20and%20-1%20or%201)*l['line'].price_subtotal,%20monetary=True,%20currency_obj=l['line'].currency_id)%22" text:style-name="Internet_20_link" text:visited-style-name="Visited_20_Internet_20_Link"><text:span text:style-name="T27">function="formatLang((o.type=='out_refund' and -1 or 1)*l['line'].price_subtotal, monetary=True, currency_obj=l['line'].currency_id)"</text:span></text:a></text:p>
          </table:table-cell>
        </table:table-row>
        <table:table-row table:style-name="Tableau5.1">
          <table:table-cell table:style-name="Tableau5.A11" office:value-type="string">
            <text:p text:style-name="P4"><text:a xlink:type="simple" xlink:href="py3o:///if" text:style-name="Internet_20_link" text:visited-style-name="Visited_20_Internet_20_Link"><text:span text:style-name="T22">/if</text:span></text:a></text:p>
          </table:table-cell>
          <table:table-cell table:style-name="Tableau5.B5" office:value-type="string">
            <text:p text:style-name="P49"/>
          </table:table-cell>
          <table:table-cell table:style-name="Tableau5.C5" office:value-type="string">
            <text:p text:style-name="P49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5" office:value-type="string">
            <text:p text:style-name="Table_20_Main_20_Content_20_Right"/>
          </table:table-cell>
          <table:table-cell table:style-name="Tableau5.F5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Table_20_Main_20_Content_20_Left"><text:a xlink:type="simple" xlink:href="py3o://if=%22'categ'%20in%20l%22" text:style-name="Internet_20_link" text:visited-style-name="Visited_20_Internet_20_Link">if="'categ' in l"</text:a></text:p>
          </table:table-cell>
          <table:table-cell table:style-name="Tableau5.B6" office:value-type="string">
            <text:p text:style-name="P49"/>
          </table:table-cell>
          <table:table-cell table:style-name="Tableau5.C6" office:value-type="string">
            <text:p text:style-name="P49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6" office:value-type="string">
            <text:p text:style-name="Table_20_Main_20_Content_20_Right"/>
          </table:table-cell>
          <table:table-cell table:style-name="Tableau5.F6" office:value-type="string">
            <text:p text:style-name="Table_20_Main_20_Content_20_Right"/>
          </table:table-cell>
        </table:table-row>
        <table:table-row table:style-name="Tableau5.1">
          <table:table-cell table:style-name="Tableau5.A7" table:number-columns-spanned="6" office:value-type="string">
            <text:p text:style-name="Table_20_Main_20_Category_20_Title"><text:a xlink:type="simple" xlink:href="py3o://function=%22l['categ'].name%22" text:style-name="Internet_20_link" text:visited-style-name="Visited_20_Internet_20_Link">function="l['categ'].name"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1" office:value-type="string">
            <text:p text:style-name="P5"><text:a xlink:type="simple" xlink:href="py3o:///if" text:style-name="Internet_20_link" text:visited-style-name="Visited_20_Internet_20_Link"><text:span text:style-name="T22">/if</text:span></text:a></text:p>
          </table:table-cell>
          <table:table-cell table:style-name="Tableau5.B8" office:value-type="string">
            <text:p text:style-name="Table_20_Main_20_Content_20_Right"/>
          </table:table-cell>
          <table:table-cell table:style-name="Tableau5.C8" office:value-type="string">
            <text:p text:style-name="Table_20_Main_20_Content_20_Right"/>
          </table:table-cell>
          <table:table-cell table:style-name="Tableau5.D11" office:value-type="string">
            <text:p text:style-name="P50"/>
          </table:table-cell>
          <table:table-cell table:style-name="Tableau5.E8" office:value-type="string">
            <text:p text:style-name="Table_20_Main_20_Content_20_Right"/>
          </table:table-cell>
          <table:table-cell table:style-name="Tableau5.F8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P54"><text:a xlink:type="simple" xlink:href="py3o://if=%22'subtotal'%20in%20l%22" text:style-name="Internet_20_link" text:visited-style-name="Visited_20_Internet_20_Link"><text:span text:style-name="T23">if="'subtotal' in l"</text:span></text:a></text:p>
          </table:table-cell>
          <table:table-cell table:style-name="Tableau5.B9" office:value-type="string">
            <text:p text:style-name="P49"/>
          </table:table-cell>
          <table:table-cell table:style-name="Tableau5.C9" office:value-type="string">
            <text:p text:style-name="P49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9" office:value-type="string">
            <text:p text:style-name="Table_20_Main_20_Content_20_Right"/>
          </table:table-cell>
          <table:table-cell table:style-name="Tableau5.F9" office:value-type="string">
            <text:p text:style-name="Table_20_Main_20_Content_20_Right"/>
          </table:table-cell>
        </table:table-row>
        <table:table-row table:style-name="Tableau5.1">
          <table:table-cell table:style-name="Tableau5.A10" table:number-columns-spanned="5" office:value-type="string">
            <text:p text:style-name="P59"><text:a xlink:type="simple" xlink:href="py3o://function=%22lang=='fr_FR'%20and%20u'Sous-total'%20or%20u'Sub-Total'%22" text:style-name="Internet_20_link" text:visited-style-name="Visited_20_Internet_20_Link"><text:span text:style-name="T37">function="lang=='fr_FR' and u'Sous-total' or u'Sub-Total'"</text:span></text:a></text:p>
          </table:table-cell>
          <table:covered-table-cell/>
          <table:covered-table-cell/>
          <table:covered-table-cell/>
          <table:covered-table-cell/>
          <table:table-cell table:style-name="Tableau5.F10" office:value-type="string">
            <text:p text:style-name="Table_20_Main_20_Subtotal"><text:a xlink:type="simple" xlink:href="py3o://function=%22formatLang((o.type=='out_refund'%20and%20-1%20or%201)*l['subtotal'],%20monetary=True,%20currency_obj=o.currency_id)%22" text:style-name="Internet_20_link" text:visited-style-name="Visited_20_Internet_20_Link"><text:span text:style-name="T50">function="formatLang((o.type=='out_refund' and -1 or 1)*l['subtotal'], monetary=True, currency_obj=o.currency_id)"</text:span></text:a></text:p>
          </table:table-cell>
        </table:table-row>
        <table:table-row table:style-name="Tableau5.1">
          <table:table-cell table:style-name="Tableau5.A11" office:value-type="string">
            <text:p text:style-name="P4"><text:a xlink:type="simple" xlink:href="py3o:///if" text:style-name="Internet_20_link" text:visited-style-name="Visited_20_Internet_20_Link"><text:span text:style-name="T22">/if</text:span></text:a></text:p>
          </table:table-cell>
          <table:table-cell table:style-name="Tableau5.B11" office:value-type="string">
            <text:p text:style-name="P49"/>
          </table:table-cell>
          <table:table-cell table:style-name="Tableau5.C11" office:value-type="string">
            <text:p text:style-name="P49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11" office:value-type="string">
            <text:p text:style-name="Table_20_Main_20_Content_20_Right"/>
          </table:table-cell>
          <table:table-cell table:style-name="Tableau5.F11" office:value-type="string">
            <text:p text:style-name="Table_20_Main_20_Content_20_Right"/>
          </table:table-cell>
        </table:table-row>
        <table:table-row table:style-name="Tableau5.1">
          <table:table-cell table:style-name="Tableau5.A12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12" office:value-type="string">
            <text:p text:style-name="Table_20_Main_20_Content_20_Left"/>
          </table:table-cell>
          <table:table-cell table:style-name="Tableau5.C12" office:value-type="string">
            <text:p text:style-name="Table_20_Main_20_Content_20_Left"/>
          </table:table-cell>
          <table:table-cell table:style-name="Tableau5.D12" office:value-type="string">
            <text:p text:style-name="Table_20_Main_20_Content_20_Left"/>
          </table:table-cell>
          <table:table-cell table:style-name="Tableau5.E12" office:value-type="string">
            <text:p text:style-name="Table_20_Main_20_Content_20_Left"/>
          </table:table-cell>
          <table:table-cell table:style-name="Tableau5.F12" office:value-type="string">
            <text:p text:style-name="Table_20_Main_20_Content_20_Left"/>
          </table:table-cell>
        </table:table-row>
      </table:table>
      <text:p text:style-name="Small_20_new_20_line"/>
      <table:table table:name="Tableau6" table:style-name="Tableau6">
        <table:table-column table:style-name="Tableau6.A"/>
        <table:table-column table:style-name="Tableau6.B"/>
        <table:table-column table:style-name="Tableau6.C"/>
        <text:soft-page-break/>
        <table:table-row>
          <table:table-cell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table:style-name="Tableau8.A1" office:value-type="string">
                  <text:p text:style-name="P43"><text:a xlink:type="simple" xlink:href="py3o://if=%22o.tax_line_ids%22" text:style-name="Internet_20_link" text:visited-style-name="Visited_20_Internet_20_Link"><text:span text:style-name="T17">if="o.tax_line_ids"</text:span></text:a></text:p>
                </table:table-cell>
                <table:table-cell table:style-name="Tableau8.A1" office:value-type="string">
                  <text:p text:style-name="Table_20_Bottom_20_small_20_Header"/>
                </table:table-cell>
                <table:table-cell table:style-name="Tableau8.A1" office:value-type="string">
                  <text:p text:style-name="Table_20_Bottom_20_small_20_Header"/>
                </table:table-cell>
              </table:table-row>
              <table:table-row>
                <table:table-cell table:style-name="Tableau8.A2" office:value-type="string">
                  <text:p text:style-name="Table_20_Bottom_20_small_20_Header"><text:a xlink:type="simple" xlink:href="py3o://function=%22lang=='fr_FR'%20and%20u'Taxe'%20or%20u'Tax'%22" text:style-name="Internet_20_link" text:visited-style-name="Visited_20_Internet_20_Link"><text:span text:style-name="T40">function="lang=='fr_FR' and u'Taxe' or u'Tax'"</text:span></text:a></text:p>
                </table:table-cell>
                <table:table-cell table:style-name="Tableau8.A2" office:value-type="string">
                  <text:p text:style-name="Table_20_Bottom_20_small_20_Header">Base</text:p>
                </table:table-cell>
                <table:table-cell table:style-name="Tableau8.C2" office:value-type="string">
                  <text:p text:style-name="Table_20_Bottom_20_small_20_Header"><text:a xlink:type="simple" xlink:href="py3o://function=%22lang=='fr_FR'%20and%20u'Montant'%20or%20u'Amount'%22" text:style-name="Internet_20_link" text:visited-style-name="Visited_20_Internet_20_Link"><text:span text:style-name="T41">function="lang=='fr_FR' and u'Montant' or u'Amount'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for=%22t%20in%20o.tax_line_ids%22" text:style-name="Internet_20_link" text:visited-style-name="Visited_20_Internet_20_Link">for="t in o.tax_line_ids"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user-field-get text:name="py3o.t.tax_id.display_name">Tax Name</text:user-field-get></text:p>
                </table:table-cell>
                <table:table-cell table:style-name="Tableau8.A3" office:value-type="string">
                  <text:p text:style-name="Table_20_Bottom_20_small_20_Content_20_Right"><text:a xlink:type="simple" xlink:href="py3o://function=%22formatLang((o.type=='out_refund'%20and%20-1%20or%201)*t.base,%20monetary=True,%20currency_obj=t.currency_id)%22" text:style-name="Internet_20_link" text:visited-style-name="Visited_20_Internet_20_Link"><text:span text:style-name="T19">function="formatLang((o.type=='out_refund' and -1 or 1)*t.base, monetary=True, currency_obj=t.currency_id)"</text:span></text:a></text:p>
                </table:table-cell>
                <table:table-cell table:style-name="Tableau8.C3" office:value-type="string">
                  <text:p text:style-name="Table_20_Bottom_20_small_20_Content_20_Right"><text:a xlink:type="simple" xlink:href="py3o://function=%22formatLang((o.type=='out_refund'%20and%20-1%20or%201)*t.amount,%20monetary=True,%20currency_obj=t.currency_id)%22" text:style-name="Internet_20_link" text:visited-style-name="Visited_20_Internet_20_Link"><text:span text:style-name="T19">function="formatLang((o.type=='out_refund' and -1 or 1)*t.amount, monetary=True, currency_obj=t.currency_id)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/for" text:style-name="Internet_20_link" text:visited-style-name="Visited_20_Internet_20_Link">/for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6" office:value-type="string">
                  <text:p text:style-name="P43"><text:a xlink:type="simple" xlink:href="py3o:///if" text:style-name="Internet_20_link" text:visited-style-name="Visited_20_Internet_20_Link">/if</text:a></text:p>
                </table:table-cell>
                <table:table-cell table:style-name="Tableau8.A6" office:value-type="string">
                  <text:p text:style-name="Table_20_Bottom_20_small_20_Content_20_Left"/>
                </table:table-cell>
                <table:table-cell table:style-name="Tableau8.A6" office:value-type="string">
                  <text:p text:style-name="Table_20_Bottom_20_small_20_Content_20_Left"/>
                </table:table-cell>
              </table:table-row>
            </table:table>
            <text:p text:style-name="P3"/>
          </table:table-cell>
          <table:table-cell office:value-type="string">
            <text:p text:style-name="P3"/>
          </table:table-cell>
          <table:table-cell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Table_20_Totals_20_Header"><text:a xlink:type="simple" xlink:href="py3o://function=%22lang=='fr_FR'%20and%20u'Total%20HT'%20or%20u'Net%20total'%22" text:style-name="Internet_20_link" text:visited-style-name="Visited_20_Internet_20_Link"><text:span text:style-name="T38">function="lang=='fr_FR' and u'Total HT' or u'Net total'"</text:span></text:a></text:p>
                </table:table-cell>
                <table:table-cell table:style-name="Tableau7.B1" office:value-type="string">
                  <text:p text:style-name="Table_20_Totals_20_Content"><text:a xlink:type="simple" xlink:href="py3o://function=%22formatLang((o.type=='out_refund'%20and%20-1%20or%201)%20*%20o.amount_untaxed,%20monetary=True,%20currency_obj=o.currency_id)" text:style-name="Internet_20_link" text:visited-style-name="Visited_20_Internet_20_Link">function="formatLang((o.type=='out_refund' and -1 or 1) * o.amount_untaxed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P58"><text:a xlink:type="simple" xlink:href="py3o://for=%22tax_label,%20tax_amount,%20notused%20in%20o._get_tax_amount_by_group()%22" text:style-name="Internet_20_link" text:visited-style-name="Visited_20_Internet_20_Link"><text:span text:style-name="T55">for="tax_label, tax_amount, notused in o._get_tax_amount_by_group()"</text:span></text:a></text:p>
                </table:table-cell>
                <table:table-cell table:style-name="Tableau7.B2" office:value-type="string">
                  <text:p text:style-name="Table_20_Totals_20_Content"/>
                </table:table-cell>
              </table:table-row>
              <table:table-row>
                <table:table-cell table:style-name="Tableau7.A2" office:value-type="string">
                  <text:p text:style-name="P58"><text:user-field-get text:name="py3o.tax_label">tax_label</text:user-field-get></text:p>
                </table:table-cell>
                <table:table-cell table:style-name="Tableau7.B2" office:value-type="string">
                  <text:p text:style-name="Table_20_Totals_20_Content"><text:a xlink:type="simple" xlink:href="py3o://function=%22formatLang(tax_amount,%20monetary=True,%20currency_obj=o.currency_id)%22" text:style-name="Internet_20_link" text:visited-style-name="Visited_20_Internet_20_Link"><text:span text:style-name="T54">function="formatLang(tax_amount, monetary=True, currency_obj=o.currency_id)"</text:span></text:a></text:p>
                </table:table-cell>
              </table:table-row>
              <table:table-row>
                <table:table-cell table:style-name="Tableau7.A2" office:value-type="string">
                  <text:p text:style-name="P58"><text:a xlink:type="simple" xlink:href="py3o:///for" text:style-name="Internet_20_link" text:visited-style-name="Visited_20_Internet_20_Link"><text:span text:style-name="T54">/for</text:span></text:a></text:p>
                </table:table-cell>
                <table:table-cell table:style-name="Tableau7.B2" office:value-type="string">
                  <text:p text:style-name="Table_20_Totals_20_Content"/>
                </table:table-cell>
              </table:table-row>
              <table:table-row>
                <table:table-cell table:style-name="Tableau7.A2" office:value-type="string">
                  <text:p text:style-name="Table_20_Totals_20_Header"><text:a xlink:type="simple" xlink:href="py3o://function=%22lang=='fr_FR'%20and%20u'Total%20TTC'%20or%20u'Total'%22" text:style-name="Internet_20_link" text:visited-style-name="Visited_20_Internet_20_Link"><text:span text:style-name="T39">function="lang=='fr_FR' and u'Total TTC' or u'Total'"</text:span></text:a>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formatLang((o.type=='out_refund'%20and%20-1%20or%201)%20*%20o.amount_total,%20monetary=True,%20currency_obj=o.currency_id)" text:style-name="Internet_20_link" text:visited-style-name="Visited_20_Internet_20_Link">function="formatLang((o.type=='out_refund' and -1 or 1) * o.amount_total, monetary=True, currency_obj=o.currency_id)</text:a></text:p>
                </table:table-cell>
              </table:table-row>
            </table:table>
            <text:p text:style-name="P3"/>
          </table:table-cell>
        </table:table-row>
      </table:table>
      <text:p text:style-name="P25"><text:a xlink:type="simple" xlink:href="py3o://if=o.payment_term_id" text:style-name="Internet_20_link" text:visited-style-name="Visited_20_Internet_20_Link"><text:span text:style-name="T10">if=o.payment_term_id</text:span></text:a></text:p>
      <text:p text:style-name="P39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61">Conditions de règlement</text:p>
          </table:table-cell>
          <table:table-cell table:style-name="Tableau2.B1" office:value-type="string">
            <text:p text:style-name="P8"><text:user-field-get text:name="py3o.o.payment_term_id.note">[payment_term_id.note]</text:user-field-get></text:p>
          </table:table-cell>
        </table:table-row>
      </table:table>
      <text:p text:style-name="P42"><text:a xlink:type="simple" xlink:href="py3o:///if" text:style-name="Internet_20_link" text:visited-style-name="Visited_20_Internet_20_Link">/if</text:a></text:p>
      <text:p text:style-name="P39"/>
      <text:p text:style-name="P25"><text:a xlink:type="simple" xlink:href="py3o://if=%22o.comment%22" text:style-name="Internet_20_link" text:visited-style-name="Visited_20_Internet_20_Link"><text:span text:style-name="T8">if="o.comment"</text:span></text:a></text:p>
      <text:p text:style-name="P14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a xlink:type="simple" xlink:href="py3o://for=%22commentline%20in%20o.comment.split('%5Cn')%22" text:style-name="Internet_20_link" text:visited-style-name="Visited_20_Internet_20_Link"><text:span text:style-name="T32">for="commentline in o.comment.split('\n')"</text:span></text:a></text:p>
            <text:p text:style-name="Table_20_Contents"><text:user-field-get text:name="py3o.commentline">Comment Line</text:user-field-get></text:p>
            <text:p text:style-name="Table_20_Contents"><text:a xlink:type="simple" xlink:href="py3o:///for" text:style-name="Internet_20_link" text:visited-style-name="Visited_20_Internet_20_Link">/for</text:a></text:p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  <text:p text:style-name="Text_20_body"/>
      <text:p text:style-name="P19"><text:a xlink:type="simple" xlink:href="py3o:///with" text:style-name="Internet_20_link" text:visited-style-name="Visited_20_Internet_20_Link">/with</text:a></text:p>
      <text:p text:style-name="P18"><text:soft-page-break/><text:a xlink:type="simple" xlink:href="py3o:///with" text:style-name="Internet_20_link" text:visited-style-name="Visited_20_Internet_20_Link">/with</text:a></text:p>
      <text:p text:style-name="P15"><text:a xlink:type="simple" xlink:href="py3o:///with" text:style-name="Internet_20_link" text:visited-style-name="Visited_20_Internet_20_Link">/with</text:a></text:p>
      <text:p text:style-name="P16"><text:a xlink:type="simple" xlink:href="py3o:///with" text:style-name="Internet_20_link" text:visited-style-name="Visited_20_Internet_20_Link">/with</text:a></text:p>
      <text:p text:style-name="P20"><text:a xlink:type="simple" xlink:href="py3o:///with" text:style-name="Internet_20_link" text:visited-style-name="Visited_20_Internet_20_Link"><text:span text:style-name="T57">/with</text:span></text:a></text:p>
      <text:p text:style-name="P21"><text:a xlink:type="simple" xlink:href="py3o:///with" text:style-name="Internet_20_link" text:visited-style-name="Visited_20_Internet_20_Link"><text:span text:style-name="T58">/with</text:span></text:a></text:p>
      <text:p text:style-name="P21"><text:a xlink:type="simple" xlink:href="py3o:///with" text:style-name="Internet_20_link" text:visited-style-name="Visited_20_Internet_20_Link"><text:span text:style-name="T59">/with</text:span></text:a></text:p>
      <text:p text:style-name="P22"><text:a xlink:type="simple" xlink:href="py3o:///with" text:style-name="Internet_20_link" text:visited-style-name="Visited_20_Internet_20_Link">/with</text:a></text:p>
      <text:p text:style-name="P23"><text:a xlink:type="simple" xlink:href="py3o:///with" text:style-name="Internet_20_link" text:visited-style-name="Visited_20_Internet_20_Link">/with</text:a></text:p>
      <text:p text:style-name="P24"><text:a xlink:type="simple" xlink:href="py3o:///with" text:style-name="Internet_20_link" text:visited-style-name="Visited_20_Internet_20_Link">/with</text:a></text:p>
      <text:p text:style-name="P17"><text:a xlink:type="simple" xlink:href="py3o:///for" text:style-name="Internet_20_link" text:visited-style-name="Visited_20_Internet_20_Link"><text:span text:style-name="T45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Arial4" svg:font-family="Arial" style:font-adornments="Norm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10.993cm"/>
    </style:style>
    <style:style style:name="Tableau12.B" style:family="table-column">
      <style:table-column-properties style:column-width="7.819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paragraph-properties fo:text-align="end" style:justify-single-word="false"/>
      <style:text-properties style:font-name="Arial1" fo:font-size="8pt" officeooo:rsid="000d9e36" officeooo:paragraph-rsid="00c027cd" style:font-size-asian="8pt" style:font-size-complex="8pt"/>
    </style:style>
    <style:style style:name="MP3" style:family="paragraph" style:parent-style-name="Header">
      <style:paragraph-properties fo:text-align="end" style:justify-single-word="false"/>
      <style:text-properties officeooo:paragraph-rsid="00c027cd"/>
    </style:style>
    <style:style style:name="MP4" style:family="paragraph" style:parent-style-name="Standard">
      <style:text-properties fo:font-size="4pt" officeooo:paragraph-rsid="0007d180" style:font-size-asian="3.5pt" style:font-size-complex="4pt"/>
    </style:style>
    <style:style style:name="MP5" style:family="paragraph" style:parent-style-name="Standard">
      <style:paragraph-properties fo:text-align="center" style:justify-single-word="false"/>
      <style:text-properties style:font-name="Arial3" fo:font-size="8pt" officeooo:rsid="000d9e36" officeooo:paragraph-rsid="015822e0" style:font-size-asian="8pt" style:font-size-complex="8pt"/>
    </style:style>
    <style:style style:name="MP6" style:family="paragraph" style:parent-style-name="Header">
      <style:paragraph-properties fo:text-align="center" style:justify-single-word="false"/>
      <style:text-properties style:font-name="Arial1" fo:font-size="8pt" officeooo:rsid="000d9e36" officeooo:paragraph-rsid="015648fc" style:font-size-asian="8pt" style:font-size-complex="8pt"/>
    </style:style>
    <style:style style:name="MT1" style:family="text">
      <style:text-properties style:font-name="Arial1" fo:font-size="8pt" officeooo:rsid="000d9e36" style:font-size-asian="8pt" style:font-size-complex="8pt"/>
    </style:style>
    <style:style style:name="MT2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#ffffff" loext:char-shading-value="0"/>
    </style:style>
    <style:style style:name="MT3" style:family="text">
      <style:text-properties officeooo:rsid="01541986"/>
    </style:style>
    <style:style style:name="MT4" style:family="text">
      <style:text-properties officeooo:rsid="0151f0c8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7.939cm" svg:height="1.48cm" draw:z-index="4"><draw:text-box><text:p text:style-name="Frame_20_contents"/></draw:text-box></draw:frame></text:p>
            </table:table-cell>
            <table:table-cell table:style-name="Tableau12.A1" office:value-type="string">
              <text:p text:style-name="MP2"><text:user-field-get text:name="py3o.user.company_id.name">Company Name</text:user-field-get></text:p>
              <text:p text:style-name="MP2"><text:user-field-get text:name="py3o.user.company_id.street">Company Street</text:user-field-get></text:p>
              <text:p text:style-name="MP3"><text:span text:style-name="MT1"><text:user-field-get text:name="py3o.user.company_id.zip">Company Zip</text:user-field-get></text:span><text:span text:style-name="MT1"> </text:span><text:span text:style-name="MT1"><text:user-field-get text:name="py3o.user.company_id.city">Company City</text:user-field-get></text:span></text:p>
              <text:p text:style-name="MP2"><text:user-field-get text:name="py3o.user.company_id.country_id.name">Company Country</text:user-field-get></text:p>
              <text:p text:style-name="MP2"><text:user-field-get text:name="py3o.user.company_id.website">Company Website</text:user-field-get></text:p>
            </table:table-cell>
          </table:table-row>
        </table:table>
        <text:p text:style-name="MP4"/>
      </style:header>
      <style:footer>
        <text:user-field-decls>
          <text:user-field-decl office:value-type="string" office:string-value="Company City" text:name="py3o.user.company_id.city"/>
          <text:user-field-decl office:value-type="string" office:string-value="Company Registry" text:name="py3o.user.company_id.company_registry"/>
          <text:user-field-decl office:value-type="string" office:string-value="Company Country" text:name="py3o.user.company_id.country_id.name"/>
          <text:user-field-decl office:value-type="string" office:string-value="Company Legal Type" text:name="py3o.user.company_id.legal_type"/>
          <text:user-field-decl office:value-type="string" office:string-value="Company Name" text:name="py3o.user.company_id.name"/>
          <text:user-field-decl office:value-type="string" office:string-value="Company SIRET" text:name="py3o.user.company_id.siret"/>
          <text:user-field-decl office:value-type="string" office:string-value="Company Street" text:name="py3o.user.company_id.street"/>
          <text:user-field-decl office:value-type="string" office:string-value="Company VAT" text:name="py3o.user.company_id.vat"/>
          <text:user-field-decl office:value-type="string" office:string-value="Company Website" text:name="py3o.user.company_id.website"/>
          <text:user-field-decl office:value-type="string" office:string-value="Company Zip" text:name="py3o.user.company_id.zip"/>
        </text:user-field-decls>
        <text:p text:style-name="MP5"><text:span text:style-name="MT2">Pas d'escompte en cas de paiement anticipé.</text:span><text:bookmark text:name="docs-internal-guid-7fbb566f-b413-f2e7-271a-ab7a00863e57"/><text:span text:style-name="MT2"> Pénalités de retard au taux annuel de 20%. Pour les professionels, indémnité forfaitaire de recouvrement de 40 euros facturée en cas de non respect des délais de paiement.</text:span></text:p>
        <text:p text:style-name="MP6"/>
        <text:p text:style-name="MP6"><text:user-field-get text:name="py3o.user.company_id.name">Company Name</text:user-field-get> <text:user-field-get text:name="py3o.user.company_id.legal_type">Company Legal Type</text:user-field-get></text:p>
        <text:p text:style-name="MP6"><text:user-field-get text:name="py3o.user.company_id.street">Company Street</text:user-field-get> - <text:user-field-get text:name="py3o.user.company_id.zip">Company Zip</text:user-field-get> <text:user-field-get text:name="py3o.user.company_id.city">Company City</text:user-field-get> <text:span text:style-name="MT3">-</text:span> <text:user-field-get text:name="py3o.user.company_id.country_id.name">Company Country</text:user-field-get><text:span text:style-name="MT4"> - </text:span><text:span text:style-name="MT4"><text:user-field-get text:name="py3o.user.company_id.website">Company Website</text:user-field-get></text:span></text:p>
        <text:p text:style-name="MP6">SIRET : <text:user-field-get text:name="py3o.user.company_id.siret">Company SIRET</text:user-field-get> – <text:span text:style-name="MT4">RCS : </text:span><text:span text:style-name="MT4"><text:user-field-get text:name="py3o.user.company_id.company_registry">Company Registry</text:user-field-get></text:span><text:span text:style-name="MT4"> - </text:span>TVA : <text:user-field-get text:name="py3o.user.company_id.vat">Company VAT</text:user-field-get></text:p>
        <text:p text:style-name="MP6"/>
        <text:p text:style-name="Footer">Page <text:page-number text:select-page="current">5</text:page-number> /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8-12-11T19:08:02.422820379</dc:date>
    <meta:editing-duration>PT21H56M17S</meta:editing-duration>
    <meta:editing-cycles>415</meta:editing-cycles>
    <meta:generator>LibreOffice/5.2.7.2$Linux_X86_64 LibreOffice_project/20m0$Build-2</meta:generator>
    <meta:document-statistic meta:table-count="11" meta:image-count="0" meta:object-count="0" meta:page-count="5" meta:paragraph-count="137" meta:word-count="516" meta:character-count="5189" meta:non-whitespace-character-count="4805"/>
  </office:meta>
</office:document-meta>
</file>